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c0c0c0"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Player shuffles library</text:p>
      <text:p text:style-name="P1">&lt;Player&gt; I am ready.</text:p>
      <text:p text:style-name="P2">Player draws 0 cards</text:p>
      <text:p text:style-name="P1">&lt;-------- New Game Started --------&gt;</text:p>
      <text:p text:style-name="P2">wox2 (cz)'s Security Code: 9B3E9BE3 [Type 1.5]</text:p>
      <text:p text:style-name="P2">Player's Security Code: 44976919 [???]</text:p>
      <text:p text:style-name="P2">It is now turn 1 (wox2 (cz))</text:p>
      <text:p text:style-name="P2">It is now the Beginning Phase, Untap Step</text:p>
      <text:p text:style-name="P1">&lt;wox2 (cz)&gt; hi</text:p>
      <text:p text:style-name="P2">wox2 (cz) shuffles library</text:p>
      <text:p text:style-name="P2">wox2 (cz) shuffles library</text:p>
      <text:p text:style-name="P1">&lt;Player&gt; hi</text:p>
      <text:p text:style-name="P2">Player shuffles library</text:p>
      <text:p text:style-name="P2">wox2 (cz) shuffles library</text:p>
      <text:p text:style-name="P2">wox2 (cz) rolled a 19, using a 20 sided die</text:p>
      <text:p text:style-name="P2">Player shuffles library</text:p>
      <text:p text:style-name="P2">wox2 (cz) shuffles library</text:p>
      <text:p text:style-name="P2">Player shuffles library</text:p>
      <text:p text:style-name="P2">Player rolled a 15, using a 20 sided die</text:p>
      <text:p text:style-name="P1">&lt;wox2 (cz)&gt; p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Player draws 7 cards</text:p>
      <text:p text:style-name="P2">wox2 (cz) draws a card</text:p>
      <text:p text:style-name="P2">It is now the Precombat Main Phase</text:p>
      <text:p text:style-name="P2">wox2 (cz) draws a card</text:p>
      <text:p text:style-name="P1">&lt;wox2 (cz)&gt; kp</text:p>
      <text:p text:style-name="P1">&lt;Player&gt; kp</text:p>
      <text:p text:style-name="P2">wox2 (cz) plays Tundra from Hand</text:p>
      <text:p text:style-name="P2">wox2 (cz) plays Black Lotus from Hand</text:p>
      <text:p text:style-name="P2">It is now the End Phase, End Of Turn Step</text:p>
      <text:p text:style-name="P1">&lt;wox2 (cz)&gt; End my turn</text:p>
      <text:p text:style-name="P2">It is now turn 2 (Player)</text:p>
      <text:p text:style-name="P2">It is now the Beginning Phase, Untap Step</text:p>
      <text:p text:style-name="P2">Player untaps his/her permanents</text:p>
      <text:p text:style-name="P2">It is now the Beginning Phase, Upkeep Step</text:p>
      <text:p text:style-name="P2">It is now the Beginning Phase, Draw Step</text:p>
      <text:p text:style-name="P2">Player draws a card</text:p>
      <text:p text:style-name="P2">It is now the Precombat Main Phase</text:p>
      <text:p text:style-name="P2">Player plays Mountain from Hand</text:p>
      <text:p text:style-name="P2">Player taps Mountain</text:p>
      <text:p text:style-name="P2">Player plays Lightning Bolt from Hand</text:p>
      <text:p text:style-name="P2">wox2 (cz)'s life total is now 17 (-3)</text:p>
      <text:p text:style-name="P2">Player puts Lightning Bolt to Graveyard from Play</text:p>
      <text:p text:style-name="P2">wox2 (cz) taps Tundra</text:p>
      <text:p text:style-name="P1">&lt;Player&gt; End my turn</text:p>
      <text:p text:style-name="P2">wox2 (cz) plays Brainstorm from Hand</text:p>
      <text:p text:style-name="P2">wox2 (cz) draws a card</text:p>
      <text:p text:style-name="P2">wox2 (cz) draws a card</text:p>
      <text:p text:style-name="P2">wox2 (cz) draws a card</text:p>
      <text:p text:style-name="P1">&lt;Player&gt; Ok</text:p>
      <text:p text:style-name="P1">&lt;wox2 (cz)&gt; Thinking</text:p>
      <text:p text:style-name="P2">wox2 (cz) puts a card on top of Library from Han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It is now turn 3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Tundra from Hand</text:p>
      <text:p text:style-name="P2">wox2 (cz) plays Mox Sapphire from Hand</text:p>
      <text:p text:style-name="P2">wox2 (cz) taps Black Lotus</text:p>
      <text:p text:style-name="P2">wox2 (cz) taps Mox Sapphire</text:p>
      <text:p text:style-name="P1">&lt;Player&gt; Wait!</text:p>
      <text:p text:style-name="P1">&lt;Player&gt; i'll be back</text:p>
      <text:p text:style-name="P1">&lt;Player&gt; i'm here</text:p>
      <text:p text:style-name="P1">&lt;wox2 (cz)&gt; what is the problem?</text:p>
      <text:p text:style-name="P1">&lt;Player&gt; somebody come to my home</text:p>
      <text:p text:style-name="P1">&lt;wox2 (cz)&gt; ok</text:p>
      <text:p text:style-name="P2">wox2 (cz) puts Black Lotus to Graveyard from Play</text:p>
      <text:p text:style-name="P2">wox2 (cz) plays Auriok Salvagers from Hand</text:p>
      <text:p text:style-name="P2">wox2 (cz) taps Tundra</text:p>
      <text:p text:style-name="P2">wox2 (cz) taps Tundra</text:p>
      <text:p text:style-name="P1">&lt;wox2 (cz)&gt; Ok?</text:p>
      <text:p text:style-name="P2">wox2 (cz) puts Black Lotus into play from Graveyard</text:p>
      <text:p text:style-name="P1">&lt;Player&gt; Ok</text:p>
      <text:p text:style-name="P2">wox2 (cz) taps Black Lotus</text:p>
      <text:p text:style-name="P1">&lt;Player&gt; infinite mana</text:p>
      <text:p text:style-name="P1">&lt;wox2 (cz)&gt; yeah</text:p>
      <text:p text:style-name="P2">wox2 (cz) plays Trinket Mage from Hand</text:p>
      <text:p text:style-name="P2">wox2 (cz) is looking its Library...</text:p>
      <text:p text:style-name="P2">wox2 (cz) puts AEther Spellbomb into play from Library</text:p>
      <text:p text:style-name="P2">wox2 (cz) shuffles library</text:p>
      <text:p text:style-name="P2">wox2 (cz) stops looking its Library...</text:p>
      <text:p text:style-name="P2">wox2 (cz) taps AEther Spellbomb</text:p>
      <text:p text:style-name="P2">wox2 (cz) puts AEther Spellbomb to Graveyard from Play</text:p>
      <text:p text:style-name="P2">wox2 (cz) is looking its Library...</text:p>
      <text:p text:style-name="P2">wox2 (cz) puts Jotun Grunt into play from Library</text:p>
      <text:p text:style-name="P2">wox2 (cz) puts Auriok Salvagers into play from Library</text:p>
      <text:p text:style-name="P2">wox2 (cz) puts Time Walk into play from Library</text:p>
      <text:p text:style-name="P2">wox2 (cz) puts Time Walk to Graveyard from Play</text:p>
      <text:p text:style-name="P2">wox2 (cz) puts Sensei's Divining Top into play from Library</text:p>
      <text:p text:style-name="P2">wox2 (cz) puts Auriok Salvagers into play from Library</text:p>
      <text:p text:style-name="P2">wox2 (cz) puts Auriok Salvagers into play from Library</text:p>
      <text:p text:style-name="P2">wox2 (cz) puts Jotun Grunt into play from Library</text:p>
      <text:p text:style-name="P2">wox2 (cz) puts Trinket Mage into play from Library</text:p>
      <text:p text:style-name="P2">wox2 (cz) puts Trinket Mage into play from Library</text:p>
      <text:p text:style-name="P2">wox2 (cz) puts Trinket Mage into play from Library</text:p>
      <text:p text:style-name="P2">wox2 (cz) shuffles library</text:p>
      <text:p text:style-name="P2">wox2 (cz) stops looking its Library...</text:p>
      <text:p text:style-name="P2">wox2 (cz) is looking its Library...</text:p>
      <text:p text:style-name="P2">wox2 (cz) shuffles library</text:p>
      <text:p text:style-name="P2">wox2 (cz) stops looking its Library...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moves all cards from Library to Graveyard</text:p>
      <text:p text:style-name="P2">wox2 (cz) puts Force of Will to Hand from Graveyard</text:p>
      <text:p text:style-name="P2">wox2 (cz) puts Mana Drain to Hand from Graveyard</text:p>
      <text:p text:style-name="P2">wox2 (cz) puts Mana Drain to Hand from Graveyard</text:p>
      <text:p text:style-name="P2">wox2 (cz) puts Force of Will to Hand from Graveyard</text:p>
      <text:p text:style-name="P2">wox2 (cz) puts Mana Drain to Hand from Graveyard</text:p>
      <text:p text:style-name="P1">&lt;wox2 (cz)&gt; time walk</text:p>
      <text:p text:style-name="P1">&lt;Player&gt; Ok</text:p>
      <text:p text:style-name="P2">It is now the Beginning Phase, Untap Step</text:p>
      <text:p text:style-name="P2">It is now the Beginning Phase, Upkeep Step</text:p>
      <text:p text:style-name="P2">wox2 (cz) puts Time Walk into play from Graveyard</text:p>
      <text:p text:style-name="P2">wox2 (cz) puts Ancestral Recall into play from Graveyard</text:p>
      <text:p text:style-name="P2">wox2 (cz) puts Thirst for Knowledge into play from Graveyard</text:p>
      <text:p text:style-name="P2">wox2 (cz) puts Thirst for Knowledge into play from Graveyard</text:p>
      <text:p text:style-name="P2">wox2 (cz) puts a Ancestral Recall on top of Library from Play</text:p>
      <text:p text:style-name="P2">wox2 (cz) puts a Time Walk on top of Library from Play</text:p>
      <text:p text:style-name="P2">wox2 (cz) puts a Thirst for Knowledge on top of Library from Play</text:p>
      <text:p text:style-name="P2">wox2 (cz) puts a Thirst for Knowledge on top of Library from Play</text:p>
      <text:p text:style-name="P2">Jotun Grunt now has 1 (+1) counters.</text:p>
      <text:p text:style-name="P2">Jotun Grunt now has 1 (+1) counters.</text:p>
      <text:p text:style-name="P2">wox2 (cz) untaps Tundra</text:p>
      <text:p text:style-name="P2">wox2 (cz) untaps Tundra</text:p>
      <text:p text:style-name="P2">wox2 (cz) untaps Mox Sapphire</text:p>
      <text:p text:style-name="P2">wox2 (cz) puts Black Lotus to Graveyard from Play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Combat Phase, Declare Attackers Step</text:p>
      <text:p text:style-name="P2">wox2 (cz) taps Auriok Salvagers</text:p>
      <text:p text:style-name="P2">wox2 (cz) taps Auriok Salvagers</text:p>
      <text:p text:style-name="P2">wox2 (cz) taps Trinket Mage</text:p>
      <text:p text:style-name="P2">wox2 (cz) taps Jotun Grunt</text:p>
      <text:p text:style-name="P2">wox2 (cz) taps Auriok Salvagers</text:p>
      <text:p text:style-name="P2">wox2 (cz) taps Auriok Salvagers</text:p>
      <text:p text:style-name="P2">wox2 (cz) taps Trinket Mage</text:p>
      <text:p text:style-name="P2">wox2 (cz) taps Jotun Grunt</text:p>
      <text:p text:style-name="P2">wox2 (cz) taps Auriok Salvagers</text:p>
      <text:p text:style-name="P2">wox2 (cz) taps Auriok Salvagers</text:p>
      <text:p text:style-name="P2">wox2 (cz) taps Auriok Salvagers</text:p>
      <text:p text:style-name="P2">wox2 (cz) taps Jotun Grunt</text:p>
      <text:p text:style-name="P2">wox2 (cz) taps Trinket Mage</text:p>
      <text:p text:style-name="P2">wox2 (cz) taps Trinket Mage</text:p>
      <text:p text:style-name="P2">wox2 (cz) taps Trinket Mage</text:p>
      <text:p text:style-name="P2">wox2 (cz) taps Auriok Salvagers</text:p>
      <text:p text:style-name="P2">wox2 (cz) taps Jotun Grunt</text:p>
      <text:p text:style-name="P2">wox2 (cz) taps Trinket Mage</text:p>
      <text:p text:style-name="P2">wox2 (cz) taps Trinket Mage</text:p>
      <text:p text:style-name="P2">wox2 (cz) taps Trinket Mage</text:p>
      <text:p text:style-name="P1">&lt;wox2 (cz)&gt; 24</text:p>
      <text:p text:style-name="P1">&lt;Player&gt; gg</text:p>
      <text:p text:style-name="P1">&lt;wox2 (cz)&gt; k</text:p>
      <text:p text:style-name="P3"><text:span text:style-name="T1">&lt;System&gt; Player Lo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14T09:38:51</meta:creation-date>
    <dc:date>2007-04-14T09:39:02</dc:dat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06" meta:word-count="1364" meta:character-count="7460"/>
  </office:meta>
</office:document-meta>
</file>